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Heading_20_1" style:list-style-name="WWNum3"/>
    <style:style style:name="P1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aczyuw2yex2w"/><text:span text:style-name="T1">Sistemas Informáticos</text:span><text:span text:style-name="T2"><text:line-break/></text:span><text:span text:style-name="T3">Unidad 07. Guía de estudio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Noviembre 2025</text:span></text:p>
      <text:p text:style-name="P5"/>
      <text:p text:style-name="P4"><text:span text:style-name="T6">Unidad 07. Hardware</text:span></text:p>
      <text:list xml:id="list3314938305" text:style-name="WWNum3">
        <text:list-item>
          <text:p text:style-name="P14"><text:bookmark text:name="_dbh0n1vac4c8"/>Fecha</text:p>
        </text:list-item>
      </text:list>
      <text:p text:style-name="Standard">Desde 08/12/2025 a 28/12/2025. Esta unidad tiene una duración de 3 semanas.</text:p>
      <text:list xml:id="list71103060555453" text:continue-numbering="true" text:style-name="WWNum3">
        <text:list-item>
          <text:p text:style-name="P14">Conocimientos previos</text:p>
        </text:list-item>
      </text:list>
      <text:p text:style-name="Standard">Es recomendable haber cursado y comprendido las unidades anteriores, especialmente las unidades 01 y 03.</text:p>
      <text:list xml:id="list71103307106724" text:continue-numbering="true" text:style-name="WWNum3">
        <text:list-item>
          <text:p text:style-name="P14">Objetivos</text:p>
        </text:list-item>
      </text:list>
      <text:list xml:id="list3119737330" text:style-name="WWNum4">
        <text:list-item>
          <text:p text:style-name="P6">Comprender qué es una placa base (motherboard).</text:p>
        </text:list-item>
        <text:list-item>
          <text:p text:style-name="P6">Conocer los principales conectores de la placa base y su función.</text:p>
        </text:list-item>
        <text:list-item>
          <text:p text:style-name="P6">Entender qué es el chipset, su función y ubicación dentro de la placa base.</text:p>
        </text:list-item>
        <text:list-item>
          <text:p text:style-name="P6">Saber qué es un procesador (CPU) y cuáles son sus principales características.</text:p>
        </text:list-item>
        <text:list-item>
          <text:p text:style-name="P6">Comprender qué es un disco duro y sus características básicas.</text:p>
        </text:list-item>
        <text:list-item>
          <text:p text:style-name="P6">Conocer qué es una tarjeta gráfica y sus características.</text:p>
        </text:list-item>
        <text:list-item>
          <text:p text:style-name="P6">Saber qué es un monitor y los aspectos más importantes a tener en cuenta.</text:p>
        </text:list-item>
      </text:list>
      <text:list xml:id="list71103667060136" text:continue-list="list71103307106724" text:style-name="WWNum3">
        <text:list-item>
          <text:p text:style-name="P14"><text:soft-page-break/>Contenidos</text:p>
        </text:list-item>
      </text:list>
      <text:list xml:id="list2427712416" text:style-name="WWNum2">
        <text:list-item>
          <text:p text:style-name="P7">Placa base</text:p>
        </text:list-item>
        <text:list-item>
          <text:p text:style-name="P7">Chipset</text:p>
        </text:list-item>
        <text:list-item>
          <text:p text:style-name="P7">Procesadores</text:p>
        </text:list-item>
        <text:list-item>
          <text:p text:style-name="P7">Memoria</text:p>
        </text:list-item>
        <text:list-item>
          <text:p text:style-name="P7">Disco duro</text:p>
        </text:list-item>
        <text:list-item>
          <text:p text:style-name="P7">Tarjetas gráficas</text:p>
        </text:list-item>
        <text:list-item>
          <text:p text:style-name="P7">Monitor</text:p>
        </text:list-item>
        <text:list-item>
          <text:p text:style-name="P7">Otros tipos de hardware</text:p>
        </text:list-item>
      </text:list>
      <text:list xml:id="list71104158924670" text:continue-list="list71103667060136" text:style-name="WWNum3">
        <text:list-item>
          <text:p text:style-name="P14">Actividades</text:p>
        </text:list-item>
      </text:list>
      <text:list xml:id="list3437804027" text:style-name="WWNum1">
        <text:list-item>
          <text:p text:style-name="P8">Ejercicios prácticos de hardware</text:p>
        </text:list-item>
        <text:list-item>
          <text:p text:style-name="P8">Actividades de investigación y desarrollo</text:p>
        </text:list-item>
      </text:list>
      <text:list xml:id="list71104242548670" text:continue-list="list71104158924670" text:style-name="WWNum3">
        <text:list-item>
          <text:p text:style-name="P14">Recomendaciones</text:p>
        </text:list-item>
      </text:list>
      <text:p text:style-name="Standard">Lee detenidamente los contenidos, realiza resúmenes y esquemas visuales de los conceptos más importantes para facilitar su comprensión y memorizació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7. Hardware</text:span></text:p>
      </style:header>
      <style:footer>
        <text:p text:style-name="MP4"><text:span text:style-name="MT1">CFGS DAM/DAW<text:tab/><text:tab/>Unidad 07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3" meta:word-count="205" meta:character-count="1257" meta:non-whitespace-character-count="1105"/>
    <meta:generator>LibreOfficeDev/6.0.5.2$Linux_X86_64 LibreOffice_project/</meta:generator>
  </office:meta>
</office:document-meta>
</file>